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alone University Indexer — Open License (Non-Commercial)</text:h>
      <text:p text:style-name="P1"><text:span text:style-name="Strong_20_Emphasis"/></text:p>
      <text:p text:style-name="P1"><text:span text:style-name="Strong_20_Emphasis">Document Title: </text:span><text:span text:style-name="Source_20_Text">indexer.py</text:span><text:span text:style-name="Strong_20_Emphasis"> Operations Manual<text:line-break/>Author: Systems Operations Division, Malone University<text:line-break/>Date: August 22, 2025<text:line-break/>Classification: Internal Technical Reference</text:span></text:p>
      <text:p text:style-name="P1">Applies to: indexer.py, documentation, and supporting assets published at maloneuniversity.org.</text:p>
      <text:p text:style-name="P1"/>
      <text:p text:style-name="P1">1. Grant of Rights</text:p>
      <text:p text:style-name="P1">Malone University (“Licensor”) grants any individual or organization (“User”) a worldwide, royalty-free, non-exclusive license to use, copy, distribute, and modify this software and documentation, subject to the terms below.</text:p>
      <text:p text:style-name="P1"/>
      <text:p text:style-name="P1">2. Permitted Uses</text:p>
      <text:p text:style-name="P1">- Personal research and study</text:p>
      <text:p text:style-name="P1">- Educational and academic instruction</text:p>
      <text:p text:style-name="P1">- Internal institutional or laboratory use</text:p>
      <text:p text:style-name="P1">- Redistribution in unmodified form for non-commercial purposes</text:p>
      <text:p text:style-name="P1"/>
      <text:p text:style-name="P1">3. Prohibited Uses</text:p>
      <text:p text:style-name="P1">- Commercial exploitation, including resale, bundling, SaaS offerings, or inclusion in for-profit products</text:p>
      <text:p text:style-name="P1">- Use in violation of applicable laws or regulations</text:p>
      <text:p text:style-name="P1">- Misrepresentation of authorship or removal of attribution notices</text:p>
      <text:p text:style-name="P1"/>
      <text:p text:style-name="P1">4. Attribution</text:p>
      <text:p text:style-name="P1">All copies or derivative works must retain:</text:p>
      <text:p text:style-name="P1">© 2025 Malone University. Licensed for non-commercial use under the Malone University Open License v1.0.</text:p>
      <text:p text:style-name="P1"/>
      <text:p text:style-name="P1">5. Warranty Disclaimer</text:p>
      <text:p text:style-name="P1">Provided “AS IS”, without warranty of any kind, express or implied, including merchantability, fitness for a particular purpose, or non-infringement.</text:p>
      <text:p text:style-name="P1"/>
      <text:p text:style-name="P1"><text:soft-page-break/></text:p>
      <text:p text:style-name="P1"/>
      <text:p text:style-name="P1">6. Limitation of Liability</text:p>
      <text:p text:style-name="P1">Malone University, its officers, or contributors shall not be liable for any claim, damages, or other liability arising from use of this software.</text:p>
      <text:p text:style-name="P1"/>
      <text:p text:style-name="P1">7. Termination</text:p>
      <text:p text:style-name="P1">This license terminates automatically if the User engages in commercial use or breaches these terms. All copies must then be destroyed.</text:p>
      <text:p text:style-name="P1"/>
      <text:p text:style-name="P1">8. Governing Law</text:p>
      <text:p text:style-name="P1">This License is governed by the laws of the United States and the State of Wyoming.</text:p>
      <text:p text:style-name="P1"/>
      <text:p text:style-name="P1">End of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dc:date>2025-08-22T21:37:28.19</dc:date>
    <dc:creator>Joseph Malone</dc:creator>
    <meta:editing-duration>PT23M3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26" meta:word-count="249" meta:character-count="1758"/>
  </office:meta>
</office:document-meta>
</file>